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5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2.2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top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2.25cm" fo:min-width="6.4cm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-color="#00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5cm" svg:height="2.5cm" svg:x="3.8cm" svg:y="19.7cm">
          <text:p text:style-name="P1">core-system-fak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1cm" svg:height="2.5cm" svg:x="4cm" svg:y="10.7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1cm" svg:height="2.5cm" svg:x="4cm" svg:y="2.4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1cm" svg:height="2.5cm" svg:x="4cm" svg:y="6.4cm">
          <text:p text:style-name="P1">model-output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55cm" svg:y1="4.9cm" svg:x2="6.55cm" svg:y2="6.4cm" draw:start-shape="id1" draw:end-shape="id2" svg:d="M6550 4900v1500" svg:viewBox="0 0 1 1501">
          <text:p/>
        </draw:connector>
        <draw:connector draw:style-name="gr4" draw:text-style-name="P3" draw:layer="layout" draw:type="line" svg:x1="6.55cm" svg:y1="8.9cm" svg:x2="6.55cm" svg:y2="10.7cm" draw:start-shape="id2" draw:start-glue-point="2" draw:end-shape="id3" svg:d="M6550 8900v1800" svg:viewBox="0 0 1 1801">
          <text:p/>
        </draw:connector>
        <draw:custom-shape draw:style-name="gr5" draw:text-style-name="P1" xml:id="id4" draw:id="id4" draw:layer="layout" svg:width="6cm" svg:height="2.5cm" svg:x="14.7cm" svg:y="10.7cm">
          <text:p text:style-name="P1">core-system-junit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7.7cm" svg:y1="13.2cm" svg:x2="9.3cm" svg:y2="20.95cm" draw:start-shape="id4" draw:start-glue-point="2" draw:end-shape="id5" draw:end-glue-point="1" svg:d="M17700 13200v7750h-8400" svg:viewBox="0 0 8401 7751">
          <text:p text:style-name="P4">testCompile</text:p>
        </draw:connector>
        <draw:connector draw:style-name="gr4" draw:text-style-name="P3" draw:layer="layout" svg:x1="9.1cm" svg:y1="11.95cm" svg:x2="14.7cm" svg:y2="11.95cm" draw:start-shape="id3" draw:start-glue-point="1" draw:end-shape="id4" svg:d="M9100 11950h5600" svg:viewBox="0 0 5601 1">
          <text:p/>
        </draw:connector>
        <draw:custom-shape draw:style-name="gr7" draw:text-style-name="P6" xml:id="id6" draw:id="id6" draw:layer="layout" svg:width="6.9cm" svg:height="2.5cm" svg:x="3.1cm" svg:y="15.1cm">
          <text:p text:style-name="P1">core-system-commo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55cm" svg:y1="13.2cm" svg:x2="6.55cm" svg:y2="15.1cm" draw:start-shape="id3" draw:end-shape="id6" svg:d="M6550 13200v1900" svg:viewBox="0 0 1 1901">
          <text:p/>
        </draw:connector>
        <draw:connector draw:style-name="gr4" draw:text-style-name="P3" draw:layer="layout" svg:x1="6.55cm" svg:y1="17.6cm" svg:x2="6.55cm" svg:y2="19.7cm" draw:start-shape="id6" draw:end-shape="id5" svg:d="M6550 17600v2100" svg:viewBox="0 0 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5:28:45.784924503</meta:creation-date>
    <meta:generator>LibreOffice/5.1.6.2$Linux_X86_64 LibreOffice_project/10m0$Build-2</meta:generator>
    <dc:date>2017-03-30T20:23:56.484257598</dc:date>
    <meta:editing-duration>PT52M55S</meta:editing-duration>
    <meta:editing-cycles>9</meta:editing-cycles>
    <meta:document-statistic meta:object-count="12"/>
  </office:meta>
</office:document-meta>
</file>